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35cm" draw:marker-end-width="0.35cm" draw:fill="solid" draw:fill-color="#e6e6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808080" draw:marker-start-width="0.35cm" draw:marker-end-width="0.35cm" draw:fill="gradient" draw:fill-gradient-name="Gradient_20_10" draw:textarea-horizontal-align="center" draw:textarea-vertical-align="middle" fo:padding-top="0.175cm" fo:padding-bottom="0.175cm" fo:padding-left="0.3cm" fo:padding-right="0.3cm" draw:shadow="hidden"/>
    </style:style>
    <style:style style:name="gr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808080" draw:marker-start-width="0.2cm" draw:marker-end-width="0.2cm" draw:fill="none" draw:fill-color="#cccccc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e6e6e6" draw:marker-start-width="0.2cm" draw:marker-end-width="0.2cm" draw:fill="gradient" draw:fill-color="#e6e6e6" draw:fill-gradient-name="Gradient_20_7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color="#b3b3b3" draw:fill="solid" draw:fill-color="#e6e6e6" draw:textarea-vertical-align="middle" draw:auto-grow-height="false" fo:min-height="0cm" fo:min-width="0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style:font-size-asian="20pt" style:font-size-complex="20pt"/>
    </style:style>
    <style:style style:name="P3" style:family="paragraph">
      <style:text-properties fo:color="#cccccc" fo:font-size="15pt" style:font-size-asian="15pt" style:font-size-complex="15pt"/>
    </style:style>
    <style:style style:name="P4" style:family="paragraph">
      <style:paragraph-properties fo:text-align="center"/>
      <style:text-properties fo:color="#999999" fo:font-size="15pt" style:font-size-asian="15pt" style:font-size-complex="15pt"/>
    </style:style>
    <style:style style:name="P5" style:family="paragraph">
      <style:text-properties fo:color="#cccccc" fo:font-size="14pt" style:font-size-asian="14pt" style:font-size-complex="14pt"/>
    </style:style>
    <style:style style:name="P6" style:family="paragraph">
      <style:paragraph-properties fo:text-align="center"/>
      <style:text-properties fo:color="#cccccc" fo:font-size="14pt" style:font-size-asian="14pt" style:font-size-complex="14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cccccc" fo:font-size="15pt" style:font-size-asian="15pt" style:font-size-complex="15pt"/>
    </style:style>
    <style:style style:name="T3" style:family="text">
      <style:text-properties fo:color="#999999" fo:font-size="15pt" style:font-size-asian="15pt" style:font-size-complex="15pt"/>
    </style:style>
    <style:style style:name="T4" style:family="text">
      <style:text-properties fo:color="#cccccc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ircle draw:style-name="gr1" draw:text-style-name="P1" draw:layer="layout" svg:width="14cm" svg:height="14cm" svg:x="6.5cm" svg:y="3.5cm">
          <text:p/>
        </draw:circle>
        <draw:circle draw:style-name="gr2" draw:text-style-name="P2" draw:layer="layout" svg:width="7cm" svg:height="7cm" svg:x="10cm" svg:y="6.8cm">
          <text:p text:style-name="P1"><text:span text:style-name="T1">Identity Lifecycle</text:span></text:p>
          <text:p text:style-name="P1"><text:span text:style-name="T1">Manageament</text:span></text:p>
        </draw:circle>
        <draw:frame draw:style-name="gr3" draw:text-style-name="P3" draw:layer="layout" svg:width="3.385cm" svg:height="0.839cm" svg:x="1.863cm" svg:y="7.5cm">
          <draw:text-box>
            <text:p><text:span text:style-name="T2">Provisioning</text:span></text:p>
          </draw:text-box>
        </draw:frame>
        <draw:frame draw:style-name="gr4" draw:text-style-name="P3" draw:layer="layout" svg:width="4.236cm" svg:height="0.839cm" svg:x="1.863cm" svg:y="12.628cm">
          <draw:text-box>
            <text:p><text:span text:style-name="T2">De-Provisioning</text:span></text:p>
          </draw:text-box>
        </draw:frame>
        <draw:circle draw:style-name="gr5" draw:text-style-name="P1" draw:layer="layout" svg:width="11cm" svg:height="11cm" svg:x="8cm" svg:y="5cm">
          <text:p/>
        </draw:circle>
        <draw:circle draw:style-name="gr6" draw:text-style-name="P4" draw:layer="layout" svg:width="3cm" svg:height="3cm" svg:x="14.3cm" svg:y="4.1cm">
          <text:p text:style-name="P1"><text:span text:style-name="T3">Move</text:span></text:p>
          <text:p text:style-name="P1"><text:span text:style-name="T3">locations</text:span></text:p>
        </draw:circle>
        <draw:circle draw:style-name="gr6" draw:text-style-name="P4" draw:layer="layout" svg:width="3cm" svg:height="3cm" svg:x="8.6cm" svg:y="4.9cm">
          <text:p text:style-name="P1"><text:span text:style-name="T3">Promotion</text:span></text:p>
        </draw:circle>
        <draw:circle draw:style-name="gr6" draw:text-style-name="P4" draw:layer="layout" svg:width="3cm" svg:height="3cm" svg:x="17.3cm" svg:y="8.9cm">
          <text:p text:style-name="P1"><text:span text:style-name="T3">New</text:span></text:p>
          <text:p text:style-name="P1"><text:span text:style-name="T3">projects</text:span></text:p>
        </draw:circle>
        <draw:circle draw:style-name="gr6" draw:text-style-name="P4" draw:layer="layout" svg:width="3cm" svg:height="3cm" svg:x="14.3cm" svg:y="13.6cm">
          <text:p text:style-name="P1"><text:span text:style-name="T3">Lost</text:span></text:p>
          <text:p text:style-name="P1"><text:span text:style-name="T3">password</text:span></text:p>
        </draw:circle>
        <draw:circle draw:style-name="gr6" draw:text-style-name="P4" draw:layer="layout" svg:width="3cm" svg:height="3cm" svg:x="8.6cm" svg:y="12.8cm">
          <text:p text:style-name="P1"><text:span text:style-name="T3">Password</text:span></text:p>
          <text:p text:style-name="P1"><text:span text:style-name="T3">expires</text:span></text:p>
        </draw:circle>
        <draw:custom-shape draw:style-name="gr7" draw:text-style-name="P1" draw:layer="layout" svg:width="4.5cm" svg:height="2.5cm" svg:x="3.2cm" svg:y="7.2cm">
          <text:p/>
          <draw:enhanced-geometry svg:viewBox="0 0 21600 21600" draw:mirror-horizontal="false" draw:mirror-vertical="true" draw:text-areas="0 0 21600 21600" draw:type="circular-arrow" draw:modifiers="179.329164841676 -41.4577349460728 6137.584577088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5" draw:layer="layout" svg:width="3.63cm" svg:height="0.806cm" svg:x="11.657cm" svg:y="2.3cm">
          <draw:text-box>
            <text:p><text:span text:style-name="T4">Administration</text:span></text:p>
          </draw:text-box>
        </draw:frame>
        <draw:frame draw:style-name="gr4" draw:text-style-name="P5" draw:layer="layout" svg:width="5.692cm" svg:height="0.806cm" svg:x="10.826cm" svg:y="17.8cm">
          <draw:text-box>
            <text:p><text:span text:style-name="T4">Password Management</text:span></text:p>
          </draw:text-box>
        </draw:frame>
        <draw:frame draw:style-name="gr4" draw:text-style-name="P5" draw:layer="layout" svg:width="3.355cm" svg:height="0.806cm" svg:x="18.6cm" svg:y="4.538cm">
          <draw:text-box>
            <text:p><text:span text:style-name="T4">Policy Check</text:span></text:p>
          </draw:text-box>
        </draw:frame>
        <draw:frame draw:style-name="gr4" draw:text-style-name="P5" draw:layer="layout" svg:width="2.454cm" svg:height="0.806cm" svg:x="20.68cm" svg:y="9.993cm">
          <draw:text-box>
            <text:p><text:span text:style-name="T4">Approval</text:span></text:p>
          </draw:text-box>
        </draw:frame>
        <draw:frame draw:style-name="gr4" draw:text-style-name="P5" draw:layer="layout" svg:width="3.194cm" svg:height="0.806cm" svg:x="18.7cm" svg:y="15.582cm">
          <draw:text-box>
            <text:p><text:span text:style-name="T4">Provisioning</text:span></text:p>
          </draw:text-box>
        </draw:frame>
        <draw:frame draw:style-name="gr4" draw:text-style-name="P6" draw:layer="layout" svg:width="2.644cm" svg:height="1.361cm" svg:x="5.5cm" svg:y="15.227cm">
          <draw:text-box>
            <text:p text:style-name="P1"><text:span text:style-name="T4">Audit</text:span></text:p>
            <text:p text:style-name="P1"><text:span text:style-name="T4">Reporting</text:span></text:p>
          </draw:text-box>
        </draw:frame>
        <draw:frame draw:style-name="gr4" draw:text-style-name="P6" draw:layer="layout" svg:width="3.11cm" svg:height="0.806cm" svg:x="5.145cm" svg:y="4.538cm">
          <draw:text-box>
            <text:p text:style-name="P1"><text:span text:style-name="T4">Compliance</text:span></text:p>
          </draw:text-box>
        </draw:frame>
        <draw:custom-shape draw:style-name="gr7" draw:text-style-name="P1" draw:layer="layout" svg:width="4.5cm" svg:height="2.5cm" svg:x="3.5cm" svg:y="10.9cm">
          <text:p/>
          <draw:enhanced-geometry svg:viewBox="0 0 21600 21600" draw:mirror-horizontal="true" draw:mirror-vertical="false" draw:text-areas="0 0 21600 21600" draw:type="circular-arrow" draw:modifiers="-142.402636828039 -16.2974263808553 6632.284513647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8000" draw:end-color="#ffffff" draw:start-intensity="45%" draw:end-intensity="100%" draw:angle="0" draw:border="0%"/>
    <draw:gradient draw:name="Gradient_20_7" draw:display-name="Gradient 7" draw:style="ellipsoid" draw:cx="15%" draw:cy="0%" draw:start-color="#c0c0c0" draw:end-color="#ffffff" draw:start-intensity="100%" draw:end-intensity="100%" draw:angle="0" draw:border="0%"/>
    <draw:gradient draw:name="Gradient_20_9" draw:display-name="Gradient 9" draw:style="linear" draw:start-color="#008000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09T16:13:59</meta:creation-date>
    <dc:date>2011-06-13T12:00:22</dc:date>
    <meta:editing-duration>PT18H20M12S</meta:editing-duration>
    <meta:editing-cycles>7</meta:editing-cycles>
    <meta:generator>LibreOffice/3.3$Unix LibreOffice_project/330m19$Build-202</meta:generator>
    <meta:document-statistic meta:object-count="19"/>
  </office:meta>
</office:document-meta>
</file>